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paragraph-properties fo:text-align="start" style:justify-single-word="false"/>
      <style:text-properties fo:font-size="14pt" fo:font-weight="normal" officeooo:rsid="000d5ffa" officeooo:paragraph-rsid="000d5ffa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center" style:justify-single-word="false"/>
      <style:text-properties officeooo:rsid="000d5ffa" officeooo:paragraph-rsid="000d5ffa"/>
    </style:style>
    <style:style style:name="P3" style:family="paragraph" style:parent-style-name="Standard">
      <style:paragraph-properties fo:text-align="start" style:justify-single-word="false"/>
      <style:text-properties officeooo:rsid="000d5ffa" officeooo:paragraph-rsid="000d5ffa"/>
    </style:style>
    <style:style style:name="P4" style:family="paragraph" style:parent-style-name="Text_20_body">
      <style:paragraph-properties fo:text-align="start" style:justify-single-word="false"/>
      <style:text-properties fo:font-size="14pt" fo:font-weight="normal" officeooo:rsid="000d5ffa" officeooo:paragraph-rsid="000d5ffa" style:font-size-asian="14pt" style:font-weight-asian="normal" style:font-size-complex="14pt" style:font-weight-complex="normal"/>
    </style:style>
    <style:style style:name="T1" style:family="text">
      <style:text-properties officeooo:rsid="000f1ed6"/>
    </style:style>
    <style:style style:name="T2" style:family="text">
      <style:text-properties officeooo:rsid="001087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8661316_landarren22</text:h>
      <text:p text:style-name="P4"/>
      <text:p text:style-name="P4"/>
      <text:h text:style-name="P1" text:outline-level="2">8661316_lanigor22</text:h>
      <text:p text:style-name="P4"/>
      <text:p text:style-name="P4"/>
      <text:h text:style-name="P1" text:outline-level="2">8661316_jeanpool<text:span text:style-name="T1">22</text:span></text:h>
      <text:p text:style-name="P4"/>
      <text:h text:style-name="P1" text:outline-level="2">8661316_lanjosemaria<text:span text:style-name="T2">22</text:span></text:h>
      <text:h text:style-name="P1" text:outline-level="2">8661316_lanelena<text:span text:style-name="T2">22</text:span></text:h>
      <text:p text:style-name="P4">8661316_lanfranklyn22 </text:p>
      <text:p text:style-name="P4">8661316_laninaki22 </text:p>
      <text:p text:style-name="P4">8661316_lanjavier22 </text:p>
      <text:p text:style-name="P4">8661316_daniel22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lberto Mozo</meta:initial-creator>
    <meta:creation-date>2022-05-26T15:19:10.349000000</meta:creation-date>
    <dc:date>2022-05-26T19:08:21.299000000</dc:date>
    <dc:creator>Alberto Mozo</dc:creator>
    <meta:editing-duration>PT1H28M30S</meta:editing-duration>
    <meta:editing-cycles>1</meta:editing-cycles>
    <meta:document-statistic meta:table-count="0" meta:image-count="0" meta:object-count="0" meta:page-count="1" meta:paragraph-count="9" meta:word-count="9" meta:character-count="171" meta:non-whitespace-character-count="168"/>
    <meta:generator>LibreOffice/7.0.1.2$Windows_X86_64 LibreOffice_project/7cbcfc562f6eb6708b5ff7d7397325de9e764452</meta:generator>
  </office:meta>
</office:document-meta>
</file>